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Helvetica Neue" svg:font-family="'Helvetica Neue', Helvetica, 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74768" officeooo:paragraph-rsid="0007476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74768" officeooo:paragraph-rsid="00074768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74768" officeooo:paragraph-rsid="00074768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74768" officeooo:paragraph-rsid="00093421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74768" officeooo:paragraph-rsid="000938ce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93421" officeooo:paragraph-rsid="000938ce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93421" officeooo:paragraph-rsid="000cc99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938ce" officeooo:paragraph-rsid="000938ce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938ce" officeooo:paragraph-rsid="000cc998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ad83e" officeooo:paragraph-rsid="000ad83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ad83e" officeooo:paragraph-rsid="000cc998" style:font-size-asian="14pt" style:font-size-complex="14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7.009cm" style:type="right"/>
        </style:tab-stops>
      </style:paragraph-properties>
      <style:text-properties fo:font-size="14pt" officeooo:rsid="000ad83e" officeooo:paragraph-rsid="000ad83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ad83e" officeooo:paragraph-rsid="000ad83e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074768" officeooo:paragraph-rsid="00074768" style:font-size-asian="16pt" style:font-size-complex="16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rsid="00074768" officeooo:paragraph-rsid="00074768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cc998" officeooo:paragraph-rsid="000e1001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74768"/>
    </style:style>
    <style:style style:name="P18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Helvetica Neue" fo:letter-spacing="normal" fo:font-style="normal" fo:font-weight="normal" officeooo:rsid="00074768" officeooo:paragraph-rsid="00074768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Helvetica Neue" fo:letter-spacing="normal" fo:font-style="normal" fo:font-weight="normal" officeooo:rsid="00074768" officeooo:paragraph-rsid="00074768"/>
    </style:style>
    <style:style style:name="T1" style:family="text">
      <style:text-properties fo:font-variant="normal" fo:text-transform="none" fo:color="#222222" style:font-name="Helvetica Neue" fo:letter-spacing="normal" fo:font-style="normal" fo:font-weight="normal"/>
    </style:style>
    <style:style style:name="T2" style:family="text">
      <style:text-properties fo:font-size="14pt" officeooo:rsid="00074768" style:font-size-asian="14pt" style:font-size-complex="14pt"/>
    </style:style>
    <style:style style:name="T3" style:family="text">
      <style:text-properties officeooo:rsid="00093421"/>
    </style:style>
    <style:style style:name="T4" style:family="text">
      <style:text-properties fo:color="#a9b7c6" style:font-name="Courier New" officeooo:rsid="000938ce" fo:background-color="#232525" loext:char-shading-value="0"/>
    </style:style>
    <style:style style:name="T5" style:family="text">
      <style:text-properties officeooo:rsid="000938ce"/>
    </style:style>
    <style:style style:name="T6" style:family="text">
      <style:text-properties officeooo:rsid="000cc998"/>
    </style:style>
    <style:style style:name="T7" style:family="text">
      <style:text-properties officeooo:rsid="000e1001"/>
    </style:style>
    <style:style style:name="T8" style:family="text">
      <style:text-properties officeooo:rsid="00100e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okumentacja zadania rekrutacyjnego v1.3</text:p>
      <text:p text:style-name="P1"/>
      <text:p text:style-name="P2">Użyto następujących wersji oprogramowania:</text:p>
      <text:list xml:id="list1548671996" text:style-name="L1">
        <text:list-item>
          <text:p text:style-name="P15">System operacyjny: Windows 8.1 64x</text:p>
        </text:list-item>
        <text:list-item>
          <text:p text:style-name="P15">Przeglądarka Opera 60.0.3255.151</text:p>
        </text:list-item>
        <text:list-item>
          <text:p text:style-name="P15">Composer 1.8.5</text:p>
        </text:list-item>
        <text:list-item>
          <text:p text:style-name="P15">Php 7.3.6</text:p>
        </text:list-item>
        <text:list-item>
          <text:p text:style-name="P17"><text:span text:style-name="T2">Xampp </text:span><text:span text:style-name="T1">7.3.6</text:span></text:p>
        </text:list-item>
        <text:list-item>
          <text:p text:style-name="P18">PhpStorm 2019.1.1</text:p>
        </text:list-item>
      </text:list>
      <text:p text:style-name="P19"/>
      <text:p text:style-name="P2">Do połączenia z bazą danych użyto:</text:p>
      <text:p text:style-name="P2">DB_CONNECTION=mysql</text:p>
      <text:p text:style-name="P2">DB_HOST=127.0.0.1</text:p>
      <text:p text:style-name="P2">DB_PORT=3306</text:p>
      <text:p text:style-name="P2">DB_DATABASE=strona_www</text:p>
      <text:p text:style-name="P2">DB_USERNAME=root</text:p>
      <text:p text:style-name="P2">DB_PASSWORD=</text:p>
      <text:p text:style-name="P2"/>
      <text:p text:style-name="P9">Przykładowe dane Login:test_0 e-mail:<text:a xlink:type="simple" xlink:href="mailto:user0@user" text:style-name="Internet_20_link" text:visited-style-name="Visited_20_Internet_20_Link">user0@user</text:a> hasło:123</text:p>
      <text:p text:style-name="P13"/>
      <text:p text:style-name="P6"><text:tab/>Nie dokońca wiem w jaki sposób będzie Pan uruchamiał Laravela. Zakładam jednak iż wystarczy pobrać repozytorium oraz uruchomić dwa polecenia:</text:p>
      <text:p text:style-name="P7">"php artisan migrate" o<text:span text:style-name="T6">raz </text:span>"php artisan make:seed" pliku <text:span text:style-name="T4">SeedKlienciTabela</text:span></text:p>
      <text:p text:style-name="P8">znajduje się funkcja run która doda 10 użytkowników (potrzebnych do logowania). <text:span text:style-name="T6">J</text:span>est to w formie pętli. Seed prześle także wymaganą listę klientów. <text:span text:style-name="T6">Pod opisem punktów zadań znajduje się komentarz odnośnie zadania.</text:span></text:p>
      <text:p text:style-name="P5"/>
      <text:p text:style-name="P14">Opisy poszególnych punktów zadania:</text:p>
      <text:p text:style-name="P3"><text:tab/>Ad.1. Instalacja Laravela przebiegła poprawnie. Podczas instalacji Composera wybrano plik php.exe z folderu /xampp/php/. Z uwagi na działające serwisy programu Xampp nie było wymagane używania polecenia "php artisan serve". Zmiany pojawiały się na bieżąco.</text:p>
      <text:p text:style-name="P3"><text:tab/>Ad.2. <text:span text:style-name="T5">Projekt</text:span> do github został dodany.</text:p>
      <text:p text:style-name="P4"><text:tab/>Ad.3. <text:span text:style-name="T3">Autoryzacja została dodana poprzez "php artisan make:auth". Zmieniono ustawienia kontrolne w pliku app/http/SitesController.php. Brak dostępu do podstron bez zalogowania. Jedynie do głównej strony otwieranej z katolgu strona_glowna\public.</text:span></text:p>
      <text:p text:style-name="P10"><text:tab/>Ad.4.Dostęp do danych z bazy został dodany. Jest możliwość pobierania danych.</text:p>
      <text:p text:style-name="P10"><text:tab/>Ad.5. Nie dokońca wiem o co chodziło.</text:p>
      <text:p text:style-name="P10"><text:tab/>Ad.6-7. Lista klientów została utworzona. Dodany też został szczegółowy podgląd. Brak możliwości edycji (problemy z Post/Get)</text:p>
      <text:p text:style-name="P10"><text:tab/>Ad.8-1<text:span text:style-name="T8">1</text:span> zadania niewykonane.</text:p>
      <text:p text:style-name="P10"/>
      <text:p text:style-name="P10"/>
      <text:p text:style-name="P11"><text:soft-page-break/><text:tab/><text:span text:style-name="T6">Początkowe trudności z próbą instalacji i przygotowania Laravel na Linuksie spowodowały opóźnienie (informowałem o tym w rozmowie tel.). Niestety nauka freamvorka była dość trudna i w trakcie pojawiło się sporo utrudnień. Przy próbie wysłania i zapisu danych mam problem z metodą Post/Get </text:span></text:p>
      <text:p text:style-name="P16"><text:tab/>"The POST method is not supported for this route. Supported methods: GET, HEAD.". O ile zmiana na Get, nie powoduje problemu, to nie przesyłają się dane. Dodatkowe informacje, opisy wersji itp. są głównie informacyjne. Część rzeczy zostawiłem z uwagi na dalsze planowane zajmowanie się nimi.</text:p>
      <text:p text:style-name="P16"><text:tab/>Jeśli przewidują Państwo kontynuację proszę o sugestie odnośnie wykonanych zdań oraz tych nie wykonanych.</text:p>
      <text:p text:style-name="P10"/>
      <text:p text:style-name="P12"><text:tab/><text:span text:style-name="T7">Pozdrawiam</text:span></text:p>
      <text:p text:style-name="P12"><text:tab/><text:span text:style-name="T7">Rafał Grochowsk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Helvetica Neue" svg:font-family="'Helvetica Neue', Helvetica, 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8S</meta:editing-duration>
    <meta:editing-cycles>4</meta:editing-cycles>
    <meta:generator>LibreOffice/5.3.1.2$Windows_X86_64 LibreOffice_project/e80a0e0fd1875e1696614d24c32df0f95f03deb2</meta:generator>
    <dc:date>2019-06-10T06:36:43.282000000</dc:date>
    <meta:document-statistic meta:table-count="0" meta:image-count="0" meta:object-count="0" meta:page-count="2" meta:paragraph-count="32" meta:word-count="320" meta:character-count="2387" meta:non-whitespace-character-count="2091"/>
    <meta:user-defined meta:name="Info 1"/>
    <meta:user-defined meta:name="Info 2"/>
    <meta:user-defined meta:name="Info 3"/>
    <meta:user-defined meta:name="Info 4"/>
  </office:meta>
</office:document-meta>
</file>